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44</text:p>
          </table:table-cell>
          <table:table-cell office:value-type="string" calcext:value-type="string">
            <text:p>45-54</text:p>
          </table:table-cell>
          <table:table-cell office:value-type="string" calcext:value-type="string">
            <text:p>55-6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49234996691381" calcext:value-type="float">
            <text:p>0.094923499669138</text:p>
          </table:table-cell>
          <table:table-cell office:value-type="float" office:value="0.201403965707083" calcext:value-type="float">
            <text:p>0.201403965707083</text:p>
          </table:table-cell>
          <table:table-cell office:value-type="float" office:value="0.294979656092059" calcext:value-type="float">
            <text:p>0.294979656092059</text:p>
          </table:table-cell>
          <table:table-cell office:value-type="float" office:value="0.390739547620966" calcext:value-type="float">
            <text:p>0.390739547620966</text:p>
          </table:table-cell>
          <table:table-cell office:value-type="float" office:value="0.485765262912924" calcext:value-type="float">
            <text:p>0.485765262912924</text:p>
          </table:table-cell>
          <table:table-cell office:value-type="float" office:value="0.570888155724611" calcext:value-type="float">
            <text:p>0.570888155724611</text:p>
          </table:table-cell>
          <table:table-cell office:value-type="float" office:value="0.653718408286438" calcext:value-type="float">
            <text:p>0.653718408286438</text:p>
          </table:table-cell>
          <table:table-cell office:value-type="float" office:value="0.793684691343998" calcext:value-type="float">
            <text:p>0.793684691343998</text:p>
          </table:table-cell>
          <table:table-cell office:value-type="float" office:value="0.88360422355847" calcext:value-type="float">
            <text:p>0.88360422355847</text:p>
          </table:table-cell>
          <table:table-cell office:value-type="float" office:value="0.943457095932523" calcext:value-type="float">
            <text:p>0.943457095932523</text:p>
          </table:table-cell>
          <table:table-cell office:value-type="float" office:value="0.981414930122566" calcext:value-type="float">
            <text:p>0.9814149301225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2493044879032" calcext:value-type="float">
            <text:p>0.112493044879032</text:p>
          </table:table-cell>
          <table:table-cell office:value-type="float" office:value="0.242845023971706" calcext:value-type="float">
            <text:p>0.242845023971706</text:p>
          </table:table-cell>
          <table:table-cell office:value-type="float" office:value="0.357431934313884" calcext:value-type="float">
            <text:p>0.357431934313884</text:p>
          </table:table-cell>
          <table:table-cell office:value-type="float" office:value="0.455943821415372" calcext:value-type="float">
            <text:p>0.455943821415372</text:p>
          </table:table-cell>
          <table:table-cell office:value-type="float" office:value="0.542541978340687" calcext:value-type="float">
            <text:p>0.542541978340687</text:p>
          </table:table-cell>
          <table:table-cell office:value-type="float" office:value="0.635190745825109" calcext:value-type="float">
            <text:p>0.635190745825109</text:p>
          </table:table-cell>
          <table:table-cell office:value-type="float" office:value="0.713762948040094" calcext:value-type="float">
            <text:p>0.713762948040094</text:p>
          </table:table-cell>
          <table:table-cell office:value-type="float" office:value="0.836154135352352" calcext:value-type="float">
            <text:p>0.836154135352352</text:p>
          </table:table-cell>
          <table:table-cell office:value-type="float" office:value="0.908477601671352" calcext:value-type="float">
            <text:p>0.908477601671352</text:p>
          </table:table-cell>
          <table:table-cell office:value-type="float" office:value="0.960297976791098" calcext:value-type="float">
            <text:p>0.960297976791098</text:p>
          </table:table-cell>
          <table:table-cell office:value-type="float" office:value="0.985975473871731" calcext:value-type="float">
            <text:p>0.985975473871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337555337913" calcext:value-type="float">
            <text:p>0.10337555337913</text:p>
          </table:table-cell>
          <table:table-cell office:value-type="float" office:value="0.227966762106803" calcext:value-type="float">
            <text:p>0.227966762106803</text:p>
          </table:table-cell>
          <table:table-cell office:value-type="float" office:value="0.336147148023551" calcext:value-type="float">
            <text:p>0.336147148023551</text:p>
          </table:table-cell>
          <table:table-cell office:value-type="float" office:value="0.424032451694751" calcext:value-type="float">
            <text:p>0.424032451694751</text:p>
          </table:table-cell>
          <table:table-cell office:value-type="float" office:value="0.524285969033131" calcext:value-type="float">
            <text:p>0.524285969033131</text:p>
          </table:table-cell>
          <table:table-cell office:value-type="float" office:value="0.611134167432518" calcext:value-type="float">
            <text:p>0.611134167432518</text:p>
          </table:table-cell>
          <table:table-cell office:value-type="float" office:value="0.686526905643304" calcext:value-type="float">
            <text:p>0.686526905643304</text:p>
          </table:table-cell>
          <table:table-cell office:value-type="float" office:value="0.807367372709888" calcext:value-type="float">
            <text:p>0.807367372709888</text:p>
          </table:table-cell>
          <table:table-cell office:value-type="float" office:value="0.898145691644363" calcext:value-type="float">
            <text:p>0.898145691644363</text:p>
          </table:table-cell>
          <table:table-cell office:value-type="float" office:value="0.956769643185679" calcext:value-type="float">
            <text:p>0.956769643185679</text:p>
          </table:table-cell>
          <table:table-cell office:value-type="float" office:value="0.984571640118073" calcext:value-type="float">
            <text:p>0.984571640118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0474849851411" calcext:value-type="float">
            <text:p>0.120474849851411</text:p>
          </table:table-cell>
          <table:table-cell office:value-type="float" office:value="0.25867057751" calcext:value-type="float">
            <text:p>0.25867057751</text:p>
          </table:table-cell>
          <table:table-cell office:value-type="float" office:value="0.378927714623574" calcext:value-type="float">
            <text:p>0.378927714623574</text:p>
          </table:table-cell>
          <table:table-cell office:value-type="float" office:value="0.46651833833256" calcext:value-type="float">
            <text:p>0.46651833833256</text:p>
          </table:table-cell>
          <table:table-cell office:value-type="float" office:value="0.562558056543186" calcext:value-type="float">
            <text:p>0.562558056543186</text:p>
          </table:table-cell>
          <table:table-cell office:value-type="float" office:value="0.652293528970933" calcext:value-type="float">
            <text:p>0.652293528970933</text:p>
          </table:table-cell>
          <table:table-cell office:value-type="float" office:value="0.716042187332681" calcext:value-type="float">
            <text:p>0.716042187332681</text:p>
          </table:table-cell>
          <table:table-cell office:value-type="float" office:value="0.830120117176786" calcext:value-type="float">
            <text:p>0.830120117176786</text:p>
          </table:table-cell>
          <table:table-cell office:value-type="float" office:value="0.917658358350081" calcext:value-type="float">
            <text:p>0.917658358350081</text:p>
          </table:table-cell>
          <table:table-cell office:value-type="float" office:value="0.959971306295591" calcext:value-type="float">
            <text:p>0.959971306295591</text:p>
          </table:table-cell>
          <table:table-cell office:value-type="float" office:value="0.98521086876701" calcext:value-type="float">
            <text:p>0.985210868767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2035716750936" calcext:value-type="float">
            <text:p>0.102035716750936</text:p>
          </table:table-cell>
          <table:table-cell office:value-type="float" office:value="0.203442959318878" calcext:value-type="float">
            <text:p>0.203442959318878</text:p>
          </table:table-cell>
          <table:table-cell office:value-type="float" office:value="0.330904259212394" calcext:value-type="float">
            <text:p>0.330904259212394</text:p>
          </table:table-cell>
          <table:table-cell office:value-type="float" office:value="0.432927927061294" calcext:value-type="float">
            <text:p>0.432927927061294</text:p>
          </table:table-cell>
          <table:table-cell office:value-type="float" office:value="0.5294133669992" calcext:value-type="float">
            <text:p>0.5294133669992</text:p>
          </table:table-cell>
          <table:table-cell office:value-type="float" office:value="0.617258261090397" calcext:value-type="float">
            <text:p>0.617258261090397</text:p>
          </table:table-cell>
          <table:table-cell office:value-type="float" office:value="0.692383645621373" calcext:value-type="float">
            <text:p>0.692383645621373</text:p>
          </table:table-cell>
          <table:table-cell office:value-type="float" office:value="0.805499684741734" calcext:value-type="float">
            <text:p>0.805499684741734</text:p>
          </table:table-cell>
          <table:table-cell office:value-type="float" office:value="0.902562169147467" calcext:value-type="float">
            <text:p>0.902562169147467</text:p>
          </table:table-cell>
          <table:table-cell office:value-type="float" office:value="0.953486698049674" calcext:value-type="float">
            <text:p>0.953486698049674</text:p>
          </table:table-cell>
          <table:table-cell office:value-type="float" office:value="0.984498249329466" calcext:value-type="float">
            <text:p>0.9844982493294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3620139227288" calcext:value-type="float">
            <text:p>0.093620139227288</text:p>
          </table:table-cell>
          <table:table-cell office:value-type="float" office:value="0.22420294975661" calcext:value-type="float">
            <text:p>0.22420294975661</text:p>
          </table:table-cell>
          <table:table-cell office:value-type="float" office:value="0.333723065937254" calcext:value-type="float">
            <text:p>0.333723065937254</text:p>
          </table:table-cell>
          <table:table-cell office:value-type="float" office:value="0.435007154636858" calcext:value-type="float">
            <text:p>0.435007154636858</text:p>
          </table:table-cell>
          <table:table-cell office:value-type="float" office:value="0.536050497498439" calcext:value-type="float">
            <text:p>0.536050497498439</text:p>
          </table:table-cell>
          <table:table-cell office:value-type="float" office:value="0.624932722559073" calcext:value-type="float">
            <text:p>0.624932722559073</text:p>
          </table:table-cell>
          <table:table-cell office:value-type="float" office:value="0.706920580003702" calcext:value-type="float">
            <text:p>0.706920580003702</text:p>
          </table:table-cell>
          <table:table-cell office:value-type="float" office:value="0.829828349700657" calcext:value-type="float">
            <text:p>0.829828349700657</text:p>
          </table:table-cell>
          <table:table-cell office:value-type="float" office:value="0.912127263855044" calcext:value-type="float">
            <text:p>0.912127263855044</text:p>
          </table:table-cell>
          <table:table-cell office:value-type="float" office:value="0.96258376366881" calcext:value-type="float">
            <text:p>0.96258376366881</text:p>
          </table:table-cell>
          <table:table-cell office:value-type="float" office:value="0.985269110597562" calcext:value-type="float">
            <text:p>0.9852691105975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5854765964595" calcext:value-type="float">
            <text:p>0.085854765964595</text:p>
          </table:table-cell>
          <table:table-cell office:value-type="float" office:value="0.189813306366533" calcext:value-type="float">
            <text:p>0.189813306366533</text:p>
          </table:table-cell>
          <table:table-cell office:value-type="float" office:value="0.295650768561388" calcext:value-type="float">
            <text:p>0.295650768561388</text:p>
          </table:table-cell>
          <table:table-cell office:value-type="float" office:value="0.400979198765062" calcext:value-type="float">
            <text:p>0.400979198765062</text:p>
          </table:table-cell>
          <table:table-cell office:value-type="float" office:value="0.480898644553166" calcext:value-type="float">
            <text:p>0.480898644553166</text:p>
          </table:table-cell>
          <table:table-cell office:value-type="float" office:value="0.568226865557246" calcext:value-type="float">
            <text:p>0.568226865557246</text:p>
          </table:table-cell>
          <table:table-cell office:value-type="float" office:value="0.648594147490312" calcext:value-type="float">
            <text:p>0.648594147490312</text:p>
          </table:table-cell>
          <table:table-cell office:value-type="float" office:value="0.777419814811409" calcext:value-type="float">
            <text:p>0.777419814811409</text:p>
          </table:table-cell>
          <table:table-cell office:value-type="float" office:value="0.869647373008061" calcext:value-type="float">
            <text:p>0.869647373008061</text:p>
          </table:table-cell>
          <table:table-cell office:value-type="float" office:value="0.931408241153376" calcext:value-type="float">
            <text:p>0.931408241153376</text:p>
          </table:table-cell>
          <table:table-cell office:value-type="float" office:value="0.977104196754528" calcext:value-type="float">
            <text:p>0.977104196754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00508695304927" calcext:value-type="float">
            <text:p>0.100508695304927</text:p>
          </table:table-cell>
          <table:table-cell office:value-type="float" office:value="0.218878776784193" calcext:value-type="float">
            <text:p>0.218878776784193</text:p>
          </table:table-cell>
          <table:table-cell office:value-type="float" office:value="0.325366657809252" calcext:value-type="float">
            <text:p>0.325366657809252</text:p>
          </table:table-cell>
          <table:table-cell office:value-type="float" office:value="0.425068548093738" calcext:value-type="float">
            <text:p>0.425068548093738</text:p>
          </table:table-cell>
          <table:table-cell office:value-type="float" office:value="0.514482840455127" calcext:value-type="float">
            <text:p>0.514482840455127</text:p>
          </table:table-cell>
          <table:table-cell office:value-type="float" office:value="0.606126897327338" calcext:value-type="float">
            <text:p>0.606126897327338</text:p>
          </table:table-cell>
          <table:table-cell office:value-type="float" office:value="0.679543606056103" calcext:value-type="float">
            <text:p>0.679543606056103</text:p>
          </table:table-cell>
          <table:table-cell office:value-type="float" office:value="0.79101310799962" calcext:value-type="float">
            <text:p>0.79101310799962</text:p>
          </table:table-cell>
          <table:table-cell office:value-type="float" office:value="0.876379547057029" calcext:value-type="float">
            <text:p>0.876379547057029</text:p>
          </table:table-cell>
          <table:table-cell office:value-type="float" office:value="0.935357224279209" calcext:value-type="float">
            <text:p>0.935357224279209</text:p>
          </table:table-cell>
          <table:table-cell office:value-type="float" office:value="0.978880745692649" calcext:value-type="float">
            <text:p>0.9788807456926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9855144200669" calcext:value-type="float">
            <text:p>0.075985514420067</text:p>
          </table:table-cell>
          <table:table-cell office:value-type="float" office:value="0.176896094773624" calcext:value-type="float">
            <text:p>0.176896094773624</text:p>
          </table:table-cell>
          <table:table-cell office:value-type="float" office:value="0.279681204348993" calcext:value-type="float">
            <text:p>0.279681204348993</text:p>
          </table:table-cell>
          <table:table-cell office:value-type="float" office:value="0.376439287846756" calcext:value-type="float">
            <text:p>0.376439287846756</text:p>
          </table:table-cell>
          <table:table-cell office:value-type="float" office:value="0.466698984742684" calcext:value-type="float">
            <text:p>0.466698984742684</text:p>
          </table:table-cell>
          <table:table-cell office:value-type="float" office:value="0.549055224006805" calcext:value-type="float">
            <text:p>0.549055224006805</text:p>
          </table:table-cell>
          <table:table-cell office:value-type="float" office:value="0.618674238692222" calcext:value-type="float">
            <text:p>0.618674238692222</text:p>
          </table:table-cell>
          <table:table-cell office:value-type="float" office:value="0.747757655658414" calcext:value-type="float">
            <text:p>0.747757655658414</text:p>
          </table:table-cell>
          <table:table-cell office:value-type="float" office:value="0.845940279026338" calcext:value-type="float">
            <text:p>0.845940279026338</text:p>
          </table:table-cell>
          <table:table-cell office:value-type="float" office:value="0.92185751513296" calcext:value-type="float">
            <text:p>0.92185751513296</text:p>
          </table:table-cell>
          <table:table-cell office:value-type="float" office:value="0.970771754052241" calcext:value-type="float">
            <text:p>0.9707717540522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16831248683082" calcext:value-type="float">
            <text:p>0.081683124868308</text:p>
          </table:table-cell>
          <table:table-cell office:value-type="float" office:value="0.180130941722579" calcext:value-type="float">
            <text:p>0.180130941722579</text:p>
          </table:table-cell>
          <table:table-cell office:value-type="float" office:value="0.279791919061229" calcext:value-type="float">
            <text:p>0.279791919061229</text:p>
          </table:table-cell>
          <table:table-cell office:value-type="float" office:value="0.374371681601884" calcext:value-type="float">
            <text:p>0.374371681601884</text:p>
          </table:table-cell>
          <table:table-cell office:value-type="float" office:value="0.465472509395889" calcext:value-type="float">
            <text:p>0.465472509395889</text:p>
          </table:table-cell>
          <table:table-cell office:value-type="float" office:value="0.562420465322997" calcext:value-type="float">
            <text:p>0.562420465322997</text:p>
          </table:table-cell>
          <table:table-cell office:value-type="float" office:value="0.641879860212111" calcext:value-type="float">
            <text:p>0.641879860212111</text:p>
          </table:table-cell>
          <table:table-cell office:value-type="float" office:value="0.762886667163914" calcext:value-type="float">
            <text:p>0.762886667163914</text:p>
          </table:table-cell>
          <table:table-cell office:value-type="float" office:value="0.860269529755496" calcext:value-type="float">
            <text:p>0.860269529755496</text:p>
          </table:table-cell>
          <table:table-cell office:value-type="float" office:value="0.923260913733153" calcext:value-type="float">
            <text:p>0.923260913733153</text:p>
          </table:table-cell>
          <table:table-cell office:value-type="float" office:value="0.967899487783335" calcext:value-type="float">
            <text:p>0.9678994877833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69790974853925" calcext:value-type="float">
            <text:p>0.076979097485393</text:p>
          </table:table-cell>
          <table:table-cell office:value-type="float" office:value="0.165639678172485" calcext:value-type="float">
            <text:p>0.165639678172485</text:p>
          </table:table-cell>
          <table:table-cell office:value-type="float" office:value="0.269371432422444" calcext:value-type="float">
            <text:p>0.269371432422444</text:p>
          </table:table-cell>
          <table:table-cell office:value-type="float" office:value="0.364075388039213" calcext:value-type="float">
            <text:p>0.364075388039213</text:p>
          </table:table-cell>
          <table:table-cell office:value-type="float" office:value="0.455246692279306" calcext:value-type="float">
            <text:p>0.455246692279306</text:p>
          </table:table-cell>
          <table:table-cell office:value-type="float" office:value="0.540414804542029" calcext:value-type="float">
            <text:p>0.540414804542029</text:p>
          </table:table-cell>
          <table:table-cell office:value-type="float" office:value="0.620353175186656" calcext:value-type="float">
            <text:p>0.620353175186656</text:p>
          </table:table-cell>
          <table:table-cell office:value-type="float" office:value="0.76080739192257" calcext:value-type="float">
            <text:p>0.76080739192257</text:p>
          </table:table-cell>
          <table:table-cell office:value-type="float" office:value="0.856463992668624" calcext:value-type="float">
            <text:p>0.856463992668624</text:p>
          </table:table-cell>
          <table:table-cell office:value-type="float" office:value="0.924324013300352" calcext:value-type="float">
            <text:p>0.924324013300352</text:p>
          </table:table-cell>
          <table:table-cell office:value-type="float" office:value="0.969710357082992" calcext:value-type="float">
            <text:p>0.9697103570829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10870403459116" calcext:value-type="float">
            <text:p>0.081087040345912</text:p>
          </table:table-cell>
          <table:table-cell office:value-type="float" office:value="0.16254027356722" calcext:value-type="float">
            <text:p>0.16254027356722</text:p>
          </table:table-cell>
          <table:table-cell office:value-type="float" office:value="0.259241888791366" calcext:value-type="float">
            <text:p>0.259241888791366</text:p>
          </table:table-cell>
          <table:table-cell office:value-type="float" office:value="0.353186051160834" calcext:value-type="float">
            <text:p>0.353186051160834</text:p>
          </table:table-cell>
          <table:table-cell office:value-type="float" office:value="0.442388793292858" calcext:value-type="float">
            <text:p>0.442388793292858</text:p>
          </table:table-cell>
          <table:table-cell office:value-type="float" office:value="0.532105542039189" calcext:value-type="float">
            <text:p>0.532105542039189</text:p>
          </table:table-cell>
          <table:table-cell office:value-type="float" office:value="0.604785035587952" calcext:value-type="float">
            <text:p>0.604785035587952</text:p>
          </table:table-cell>
          <table:table-cell office:value-type="float" office:value="0.735386680310422" calcext:value-type="float">
            <text:p>0.735386680310422</text:p>
          </table:table-cell>
          <table:table-cell office:value-type="float" office:value="0.835197604528053" calcext:value-type="float">
            <text:p>0.835197604528053</text:p>
          </table:table-cell>
          <table:table-cell office:value-type="float" office:value="0.914847405576185" calcext:value-type="float">
            <text:p>0.914847405576185</text:p>
          </table:table-cell>
          <table:table-cell office:value-type="float" office:value="0.965963257513432" calcext:value-type="float">
            <text:p>0.9659632575134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54495600694081" calcext:value-type="float">
            <text:p>0.075449560069408</text:p>
          </table:table-cell>
          <table:table-cell office:value-type="float" office:value="0.1707178127383" calcext:value-type="float">
            <text:p>0.1707178127383</text:p>
          </table:table-cell>
          <table:table-cell office:value-type="float" office:value="0.264948789300553" calcext:value-type="float">
            <text:p>0.264948789300553</text:p>
          </table:table-cell>
          <table:table-cell office:value-type="float" office:value="0.353882894925507" calcext:value-type="float">
            <text:p>0.353882894925507</text:p>
          </table:table-cell>
          <table:table-cell office:value-type="float" office:value="0.440519671774982" calcext:value-type="float">
            <text:p>0.440519671774982</text:p>
          </table:table-cell>
          <table:table-cell office:value-type="float" office:value="0.523944285833972" calcext:value-type="float">
            <text:p>0.523944285833972</text:p>
          </table:table-cell>
          <table:table-cell office:value-type="float" office:value="0.602342282498464" calcext:value-type="float">
            <text:p>0.602342282498464</text:p>
          </table:table-cell>
          <table:table-cell office:value-type="float" office:value="0.742884774544201" calcext:value-type="float">
            <text:p>0.742884774544201</text:p>
          </table:table-cell>
          <table:table-cell office:value-type="float" office:value="0.844534794026979" calcext:value-type="float">
            <text:p>0.844534794026979</text:p>
          </table:table-cell>
          <table:table-cell office:value-type="float" office:value="0.918929101324396" calcext:value-type="float">
            <text:p>0.918929101324396</text:p>
          </table:table-cell>
          <table:table-cell office:value-type="float" office:value="0.971233592029726" calcext:value-type="float">
            <text:p>0.9712335920297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64772161147967" calcext:value-type="float">
            <text:p>0.086477216114797</text:p>
          </table:table-cell>
          <table:table-cell office:value-type="float" office:value="0.19313703073539" calcext:value-type="float">
            <text:p>0.19313703073539</text:p>
          </table:table-cell>
          <table:table-cell office:value-type="float" office:value="0.300550243335621" calcext:value-type="float">
            <text:p>0.300550243335621</text:p>
          </table:table-cell>
          <table:table-cell office:value-type="float" office:value="0.395680523426153" calcext:value-type="float">
            <text:p>0.395680523426153</text:p>
          </table:table-cell>
          <table:table-cell office:value-type="float" office:value="0.479456195029891" calcext:value-type="float">
            <text:p>0.479456195029891</text:p>
          </table:table-cell>
          <table:table-cell office:value-type="float" office:value="0.565089716612129" calcext:value-type="float">
            <text:p>0.565089716612129</text:p>
          </table:table-cell>
          <table:table-cell office:value-type="float" office:value="0.64361619695822" calcext:value-type="float">
            <text:p>0.64361619695822</text:p>
          </table:table-cell>
          <table:table-cell office:value-type="float" office:value="0.767134717061203" calcext:value-type="float">
            <text:p>0.767134717061203</text:p>
          </table:table-cell>
          <table:table-cell office:value-type="float" office:value="0.863142652426241" calcext:value-type="float">
            <text:p>0.863142652426241</text:p>
          </table:table-cell>
          <table:table-cell office:value-type="float" office:value="0.935115270234518" calcext:value-type="float">
            <text:p>0.935115270234518</text:p>
          </table:table-cell>
          <table:table-cell office:value-type="float" office:value="0.975382892581959" calcext:value-type="float">
            <text:p>0.9753828925819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96321856402852" calcext:value-type="float">
            <text:p>0.089632185640285</text:p>
          </table:table-cell>
          <table:table-cell office:value-type="float" office:value="0.179462938001883" calcext:value-type="float">
            <text:p>0.179462938001883</text:p>
          </table:table-cell>
          <table:table-cell office:value-type="float" office:value="0.279598211904027" calcext:value-type="float">
            <text:p>0.279598211904027</text:p>
          </table:table-cell>
          <table:table-cell office:value-type="float" office:value="0.382705621553464" calcext:value-type="float">
            <text:p>0.382705621553464</text:p>
          </table:table-cell>
          <table:table-cell office:value-type="float" office:value="0.472067557453762" calcext:value-type="float">
            <text:p>0.472067557453762</text:p>
          </table:table-cell>
          <table:table-cell office:value-type="float" office:value="0.561691300656663" calcext:value-type="float">
            <text:p>0.561691300656663</text:p>
          </table:table-cell>
          <table:table-cell office:value-type="float" office:value="0.63553522770536" calcext:value-type="float">
            <text:p>0.63553522770536</text:p>
          </table:table-cell>
          <table:table-cell office:value-type="float" office:value="0.780722406531084" calcext:value-type="float">
            <text:p>0.780722406531084</text:p>
          </table:table-cell>
          <table:table-cell office:value-type="float" office:value="0.876893917539098" calcext:value-type="float">
            <text:p>0.876893917539098</text:p>
          </table:table-cell>
          <table:table-cell office:value-type="float" office:value="0.93372667456966" calcext:value-type="float">
            <text:p>0.93372667456966</text:p>
          </table:table-cell>
          <table:table-cell office:value-type="float" office:value="0.971367816457147" calcext:value-type="float">
            <text:p>0.9713678164571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55400518920255" calcext:value-type="float">
            <text:p>0.075540051892026</text:p>
          </table:table-cell>
          <table:table-cell office:value-type="float" office:value="0.165914006954084" calcext:value-type="float">
            <text:p>0.165914006954084</text:p>
          </table:table-cell>
          <table:table-cell office:value-type="float" office:value="0.269587370819688" calcext:value-type="float">
            <text:p>0.269587370819688</text:p>
          </table:table-cell>
          <table:table-cell office:value-type="float" office:value="0.367573265078246" calcext:value-type="float">
            <text:p>0.367573265078246</text:p>
          </table:table-cell>
          <table:table-cell office:value-type="float" office:value="0.459733475455788" calcext:value-type="float">
            <text:p>0.459733475455788</text:p>
          </table:table-cell>
          <table:table-cell office:value-type="float" office:value="0.541927281247787" calcext:value-type="float">
            <text:p>0.541927281247787</text:p>
          </table:table-cell>
          <table:table-cell office:value-type="float" office:value="0.614864796142014" calcext:value-type="float">
            <text:p>0.614864796142014</text:p>
          </table:table-cell>
          <table:table-cell office:value-type="float" office:value="0.749339445241402" calcext:value-type="float">
            <text:p>0.749339445241402</text:p>
          </table:table-cell>
          <table:table-cell office:value-type="float" office:value="0.857798615982374" calcext:value-type="float">
            <text:p>0.857798615982374</text:p>
          </table:table-cell>
          <table:table-cell office:value-type="float" office:value="0.928480190851166" calcext:value-type="float">
            <text:p>0.928480190851166</text:p>
          </table:table-cell>
          <table:table-cell office:value-type="float" office:value="0.968502125902349" calcext:value-type="float">
            <text:p>0.9685021259023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88113150977692" calcext:value-type="float">
            <text:p>0.068811315097769</text:p>
          </table:table-cell>
          <table:table-cell office:value-type="float" office:value="0.149293358218116" calcext:value-type="float">
            <text:p>0.149293358218116</text:p>
          </table:table-cell>
          <table:table-cell office:value-type="float" office:value="0.241677788033145" calcext:value-type="float">
            <text:p>0.241677788033145</text:p>
          </table:table-cell>
          <table:table-cell office:value-type="float" office:value="0.32692895325481" calcext:value-type="float">
            <text:p>0.32692895325481</text:p>
          </table:table-cell>
          <table:table-cell office:value-type="float" office:value="0.403276318701676" calcext:value-type="float">
            <text:p>0.403276318701676</text:p>
          </table:table-cell>
          <table:table-cell office:value-type="float" office:value="0.485599286881813" calcext:value-type="float">
            <text:p>0.485599286881813</text:p>
          </table:table-cell>
          <table:table-cell office:value-type="float" office:value="0.561093127464501" calcext:value-type="float">
            <text:p>0.561093127464501</text:p>
          </table:table-cell>
          <table:table-cell office:value-type="float" office:value="0.7046536719212" calcext:value-type="float">
            <text:p>0.7046536719212</text:p>
          </table:table-cell>
          <table:table-cell office:value-type="float" office:value="0.833989384444087" calcext:value-type="float">
            <text:p>0.833989384444087</text:p>
          </table:table-cell>
          <table:table-cell office:value-type="float" office:value="0.91791344459122" calcext:value-type="float">
            <text:p>0.91791344459122</text:p>
          </table:table-cell>
          <table:table-cell office:value-type="float" office:value="0.970855145071625" calcext:value-type="float">
            <text:p>0.9708551450716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20278136669688" calcext:value-type="float">
            <text:p>0.062027813666969</text:p>
          </table:table-cell>
          <table:table-cell office:value-type="float" office:value="0.143956416821507" calcext:value-type="float">
            <text:p>0.143956416821507</text:p>
          </table:table-cell>
          <table:table-cell office:value-type="float" office:value="0.226893231529231" calcext:value-type="float">
            <text:p>0.226893231529231</text:p>
          </table:table-cell>
          <table:table-cell office:value-type="float" office:value="0.310722974083229" calcext:value-type="float">
            <text:p>0.310722974083229</text:p>
          </table:table-cell>
          <table:table-cell office:value-type="float" office:value="0.399252538893614" calcext:value-type="float">
            <text:p>0.399252538893614</text:p>
          </table:table-cell>
          <table:table-cell office:value-type="float" office:value="0.488655698674033" calcext:value-type="float">
            <text:p>0.488655698674033</text:p>
          </table:table-cell>
          <table:table-cell office:value-type="float" office:value="0.568800642744123" calcext:value-type="float">
            <text:p>0.568800642744123</text:p>
          </table:table-cell>
          <table:table-cell office:value-type="float" office:value="0.712315751862001" calcext:value-type="float">
            <text:p>0.712315751862001</text:p>
          </table:table-cell>
          <table:table-cell office:value-type="float" office:value="0.834176181720859" calcext:value-type="float">
            <text:p>0.834176181720859</text:p>
          </table:table-cell>
          <table:table-cell office:value-type="float" office:value="0.921960676830233" calcext:value-type="float">
            <text:p>0.921960676830233</text:p>
          </table:table-cell>
          <table:table-cell office:value-type="float" office:value="0.970551632006585" calcext:value-type="float">
            <text:p>0.9705516320065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85176421991428" calcext:value-type="float">
            <text:p>0.058517642199143</text:p>
          </table:table-cell>
          <table:table-cell office:value-type="float" office:value="0.129780075130688" calcext:value-type="float">
            <text:p>0.129780075130688</text:p>
          </table:table-cell>
          <table:table-cell office:value-type="float" office:value="0.210726303870741" calcext:value-type="float">
            <text:p>0.210726303870741</text:p>
          </table:table-cell>
          <table:table-cell office:value-type="float" office:value="0.294497482742646" calcext:value-type="float">
            <text:p>0.294497482742646</text:p>
          </table:table-cell>
          <table:table-cell office:value-type="float" office:value="0.37439177371561" calcext:value-type="float">
            <text:p>0.37439177371561</text:p>
          </table:table-cell>
          <table:table-cell office:value-type="float" office:value="0.452144848104977" calcext:value-type="float">
            <text:p>0.452144848104977</text:p>
          </table:table-cell>
          <table:table-cell office:value-type="float" office:value="0.518084877202313" calcext:value-type="float">
            <text:p>0.518084877202313</text:p>
          </table:table-cell>
          <table:table-cell office:value-type="float" office:value="0.670952484742693" calcext:value-type="float">
            <text:p>0.670952484742693</text:p>
          </table:table-cell>
          <table:table-cell office:value-type="float" office:value="0.807466872117388" calcext:value-type="float">
            <text:p>0.807466872117388</text:p>
          </table:table-cell>
          <table:table-cell office:value-type="float" office:value="0.904051464317977" calcext:value-type="float">
            <text:p>0.904051464317977</text:p>
          </table:table-cell>
          <table:table-cell office:value-type="float" office:value="0.96156771767023" calcext:value-type="float">
            <text:p>0.96156771767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20235209039943" calcext:value-type="float">
            <text:p>0.062023520903994</text:p>
          </table:table-cell>
          <table:table-cell office:value-type="float" office:value="0.138157653865002" calcext:value-type="float">
            <text:p>0.138157653865002</text:p>
          </table:table-cell>
          <table:table-cell office:value-type="float" office:value="0.222105742464904" calcext:value-type="float">
            <text:p>0.222105742464904</text:p>
          </table:table-cell>
          <table:table-cell office:value-type="float" office:value="0.30219574967467" calcext:value-type="float">
            <text:p>0.30219574967467</text:p>
          </table:table-cell>
          <table:table-cell office:value-type="float" office:value="0.388555979898456" calcext:value-type="float">
            <text:p>0.388555979898456</text:p>
          </table:table-cell>
          <table:table-cell office:value-type="float" office:value="0.473903537092805" calcext:value-type="float">
            <text:p>0.473903537092805</text:p>
          </table:table-cell>
          <table:table-cell office:value-type="float" office:value="0.549656046626584" calcext:value-type="float">
            <text:p>0.549656046626584</text:p>
          </table:table-cell>
          <table:table-cell office:value-type="float" office:value="0.699895965414537" calcext:value-type="float">
            <text:p>0.699895965414537</text:p>
          </table:table-cell>
          <table:table-cell office:value-type="float" office:value="0.827833698240719" calcext:value-type="float">
            <text:p>0.827833698240719</text:p>
          </table:table-cell>
          <table:table-cell office:value-type="float" office:value="0.915915544899275" calcext:value-type="float">
            <text:p>0.915915544899275</text:p>
          </table:table-cell>
          <table:table-cell office:value-type="float" office:value="0.967222823194526" calcext:value-type="float">
            <text:p>0.9672228231945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65983357033406" calcext:value-type="float">
            <text:p>0.066598335703341</text:p>
          </table:table-cell>
          <table:table-cell office:value-type="float" office:value="0.146597449428773" calcext:value-type="float">
            <text:p>0.146597449428773</text:p>
          </table:table-cell>
          <table:table-cell office:value-type="float" office:value="0.232538536009612" calcext:value-type="float">
            <text:p>0.232538536009612</text:p>
          </table:table-cell>
          <table:table-cell office:value-type="float" office:value="0.319361059060395" calcext:value-type="float">
            <text:p>0.319361059060395</text:p>
          </table:table-cell>
          <table:table-cell office:value-type="float" office:value="0.399011278781119" calcext:value-type="float">
            <text:p>0.399011278781119</text:p>
          </table:table-cell>
          <table:table-cell office:value-type="float" office:value="0.481288339666069" calcext:value-type="float">
            <text:p>0.481288339666069</text:p>
          </table:table-cell>
          <table:table-cell office:value-type="float" office:value="0.549297923418059" calcext:value-type="float">
            <text:p>0.549297923418059</text:p>
          </table:table-cell>
          <table:table-cell office:value-type="float" office:value="0.703255611436264" calcext:value-type="float">
            <text:p>0.703255611436264</text:p>
          </table:table-cell>
          <table:table-cell office:value-type="float" office:value="0.835980827145874" calcext:value-type="float">
            <text:p>0.835980827145874</text:p>
          </table:table-cell>
          <table:table-cell office:value-type="float" office:value="0.916822157848076" calcext:value-type="float">
            <text:p>0.916822157848076</text:p>
          </table:table-cell>
          <table:table-cell office:value-type="float" office:value="0.969418740046661" calcext:value-type="float">
            <text:p>0.9694187400466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7743625818011" calcext:value-type="float">
            <text:p>0.067743625818011</text:p>
          </table:table-cell>
          <table:table-cell office:value-type="float" office:value="0.154332331403884" calcext:value-type="float">
            <text:p>0.154332331403884</text:p>
          </table:table-cell>
          <table:table-cell office:value-type="float" office:value="0.23585278008828" calcext:value-type="float">
            <text:p>0.23585278008828</text:p>
          </table:table-cell>
          <table:table-cell office:value-type="float" office:value="0.311742288539012" calcext:value-type="float">
            <text:p>0.311742288539012</text:p>
          </table:table-cell>
          <table:table-cell office:value-type="float" office:value="0.39243708413212" calcext:value-type="float">
            <text:p>0.39243708413212</text:p>
          </table:table-cell>
          <table:table-cell office:value-type="float" office:value="0.474193569022788" calcext:value-type="float">
            <text:p>0.474193569022788</text:p>
          </table:table-cell>
          <table:table-cell office:value-type="float" office:value="0.551502704084228" calcext:value-type="float">
            <text:p>0.551502704084228</text:p>
          </table:table-cell>
          <table:table-cell office:value-type="float" office:value="0.710387627966739" calcext:value-type="float">
            <text:p>0.710387627966739</text:p>
          </table:table-cell>
          <table:table-cell office:value-type="float" office:value="0.845464409260221" calcext:value-type="float">
            <text:p>0.845464409260221</text:p>
          </table:table-cell>
          <table:table-cell office:value-type="float" office:value="0.930822019696524" calcext:value-type="float">
            <text:p>0.930822019696524</text:p>
          </table:table-cell>
          <table:table-cell office:value-type="float" office:value="0.979634459099665" calcext:value-type="float">
            <text:p>0.9796344590996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59568851607024" calcext:value-type="float">
            <text:p>0.065956885160702</text:p>
          </table:table-cell>
          <table:table-cell office:value-type="float" office:value="0.143160036805163" calcext:value-type="float">
            <text:p>0.143160036805163</text:p>
          </table:table-cell>
          <table:table-cell office:value-type="float" office:value="0.229279542343231" calcext:value-type="float">
            <text:p>0.229279542343231</text:p>
          </table:table-cell>
          <table:table-cell office:value-type="float" office:value="0.309878512674951" calcext:value-type="float">
            <text:p>0.309878512674951</text:p>
          </table:table-cell>
          <table:table-cell office:value-type="float" office:value="0.384173838968337" calcext:value-type="float">
            <text:p>0.384173838968337</text:p>
          </table:table-cell>
          <table:table-cell office:value-type="float" office:value="0.458261916887185" calcext:value-type="float">
            <text:p>0.458261916887185</text:p>
          </table:table-cell>
          <table:table-cell office:value-type="float" office:value="0.527800017348364" calcext:value-type="float">
            <text:p>0.527800017348364</text:p>
          </table:table-cell>
          <table:table-cell office:value-type="float" office:value="0.677791999902548" calcext:value-type="float">
            <text:p>0.677791999902548</text:p>
          </table:table-cell>
          <table:table-cell office:value-type="float" office:value="0.811675549201902" calcext:value-type="float">
            <text:p>0.811675549201902</text:p>
          </table:table-cell>
          <table:table-cell office:value-type="float" office:value="0.905802502977095" calcext:value-type="float">
            <text:p>0.905802502977095</text:p>
          </table:table-cell>
          <table:table-cell office:value-type="float" office:value="0.964093797174912" calcext:value-type="float">
            <text:p>0.9640937971749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99848803423845" calcext:value-type="float">
            <text:p>0.079984880342385</text:p>
          </table:table-cell>
          <table:table-cell office:value-type="float" office:value="0.168867230437157" calcext:value-type="float">
            <text:p>0.168867230437157</text:p>
          </table:table-cell>
          <table:table-cell office:value-type="float" office:value="0.261864497246709" calcext:value-type="float">
            <text:p>0.261864497246709</text:p>
          </table:table-cell>
          <table:table-cell office:value-type="float" office:value="0.345729263990905" calcext:value-type="float">
            <text:p>0.345729263990905</text:p>
          </table:table-cell>
          <table:table-cell office:value-type="float" office:value="0.425874986516316" calcext:value-type="float">
            <text:p>0.425874986516316</text:p>
          </table:table-cell>
          <table:table-cell office:value-type="float" office:value="0.517700270112688" calcext:value-type="float">
            <text:p>0.517700270112688</text:p>
          </table:table-cell>
          <table:table-cell office:value-type="float" office:value="0.598663399161071" calcext:value-type="float">
            <text:p>0.598663399161071</text:p>
          </table:table-cell>
          <table:table-cell office:value-type="float" office:value="0.741953592979016" calcext:value-type="float">
            <text:p>0.741953592979016</text:p>
          </table:table-cell>
          <table:table-cell office:value-type="float" office:value="0.845894394641127" calcext:value-type="float">
            <text:p>0.845894394641127</text:p>
          </table:table-cell>
          <table:table-cell office:value-type="float" office:value="0.923364462511324" calcext:value-type="float">
            <text:p>0.923364462511324</text:p>
          </table:table-cell>
          <table:table-cell office:value-type="float" office:value="0.974136612600567" calcext:value-type="float">
            <text:p>0.9741366126005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89171578234887" calcext:value-type="float">
            <text:p>0.068917157823489</text:p>
          </table:table-cell>
          <table:table-cell office:value-type="float" office:value="0.164104914021153" calcext:value-type="float">
            <text:p>0.164104914021153</text:p>
          </table:table-cell>
          <table:table-cell office:value-type="float" office:value="0.251943904463237" calcext:value-type="float">
            <text:p>0.251943904463237</text:p>
          </table:table-cell>
          <table:table-cell office:value-type="float" office:value="0.341086793760925" calcext:value-type="float">
            <text:p>0.341086793760925</text:p>
          </table:table-cell>
          <table:table-cell office:value-type="float" office:value="0.424740236904204" calcext:value-type="float">
            <text:p>0.424740236904204</text:p>
          </table:table-cell>
          <table:table-cell office:value-type="float" office:value="0.517228213911156" calcext:value-type="float">
            <text:p>0.517228213911156</text:p>
          </table:table-cell>
          <table:table-cell office:value-type="float" office:value="0.600395602202493" calcext:value-type="float">
            <text:p>0.600395602202493</text:p>
          </table:table-cell>
          <table:table-cell office:value-type="float" office:value="0.74823054514742" calcext:value-type="float">
            <text:p>0.74823054514742</text:p>
          </table:table-cell>
          <table:table-cell office:value-type="float" office:value="0.868466255263052" calcext:value-type="float">
            <text:p>0.868466255263052</text:p>
          </table:table-cell>
          <table:table-cell office:value-type="float" office:value="0.941255540024026" calcext:value-type="float">
            <text:p>0.941255540024026</text:p>
          </table:table-cell>
          <table:table-cell office:value-type="float" office:value="0.980907492062272" calcext:value-type="float">
            <text:p>0.9809074920622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23827473947961" calcext:value-type="float">
            <text:p>0.072382747394796</text:p>
          </table:table-cell>
          <table:table-cell office:value-type="float" office:value="0.158707969756421" calcext:value-type="float">
            <text:p>0.158707969756421</text:p>
          </table:table-cell>
          <table:table-cell office:value-type="float" office:value="0.255872526674404" calcext:value-type="float">
            <text:p>0.255872526674404</text:p>
          </table:table-cell>
          <table:table-cell office:value-type="float" office:value="0.342391665532637" calcext:value-type="float">
            <text:p>0.342391665532637</text:p>
          </table:table-cell>
          <table:table-cell office:value-type="float" office:value="0.427357875508447" calcext:value-type="float">
            <text:p>0.427357875508447</text:p>
          </table:table-cell>
          <table:table-cell office:value-type="float" office:value="0.515380468787138" calcext:value-type="float">
            <text:p>0.515380468787138</text:p>
          </table:table-cell>
          <table:table-cell office:value-type="float" office:value="0.603727647721194" calcext:value-type="float">
            <text:p>0.603727647721194</text:p>
          </table:table-cell>
          <table:table-cell office:value-type="float" office:value="0.741818936928236" calcext:value-type="float">
            <text:p>0.741818936928236</text:p>
          </table:table-cell>
          <table:table-cell office:value-type="float" office:value="0.855611170284282" calcext:value-type="float">
            <text:p>0.855611170284282</text:p>
          </table:table-cell>
          <table:table-cell office:value-type="float" office:value="0.933820182581868" calcext:value-type="float">
            <text:p>0.933820182581868</text:p>
          </table:table-cell>
          <table:table-cell office:value-type="float" office:value="0.977050479731664" calcext:value-type="float">
            <text:p>0.9770504797316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81150916615503" calcext:value-type="float">
            <text:p>0.07811509166155</text:p>
          </table:table-cell>
          <table:table-cell office:value-type="float" office:value="0.158317006283179" calcext:value-type="float">
            <text:p>0.158317006283179</text:p>
          </table:table-cell>
          <table:table-cell office:value-type="float" office:value="0.241511107128463" calcext:value-type="float">
            <text:p>0.241511107128463</text:p>
          </table:table-cell>
          <table:table-cell office:value-type="float" office:value="0.341501909392481" calcext:value-type="float">
            <text:p>0.341501909392481</text:p>
          </table:table-cell>
          <table:table-cell office:value-type="float" office:value="0.427962852784205" calcext:value-type="float">
            <text:p>0.427962852784205</text:p>
          </table:table-cell>
          <table:table-cell office:value-type="float" office:value="0.534156297714691" calcext:value-type="float">
            <text:p>0.534156297714691</text:p>
          </table:table-cell>
          <table:table-cell office:value-type="float" office:value="0.620196991302387" calcext:value-type="float">
            <text:p>0.620196991302387</text:p>
          </table:table-cell>
          <table:table-cell office:value-type="float" office:value="0.761873535741952" calcext:value-type="float">
            <text:p>0.761873535741952</text:p>
          </table:table-cell>
          <table:table-cell office:value-type="float" office:value="0.876005617513433" calcext:value-type="float">
            <text:p>0.876005617513433</text:p>
          </table:table-cell>
          <table:table-cell office:value-type="float" office:value="0.943535480100468" calcext:value-type="float">
            <text:p>0.943535480100468</text:p>
          </table:table-cell>
          <table:table-cell office:value-type="float" office:value="0.979267969209454" calcext:value-type="float">
            <text:p>0.979267969209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50">
      <number:number number:decimal-places="0" loext:min-decimal-places="0" number:min-integer-digits="0">
        <number:embedded-text number:position="3"> </number:embedded-text>
      </number:number>
    </number:number-style>
    <number:number-style style:name="N15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1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R$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60">
      <number:number number:decimal-places="0" loext:min-decimal-places="0" number:min-integer-digits="0">
        <number:embedded-text number:position="3"> </number:embedded-text>
      </number:number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3:15:01.166436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20:25:01.296304199</meta:creation-date>
    <dc:date>2020-11-19T15:51:49.261673618</dc:date>
    <meta:editing-duration>PT2H42M50S</meta:editing-duration>
    <meta:editing-cycles>7</meta:editing-cycles>
    <meta:generator>LibreOffice/6.1.5.2$Linux_X86_64 LibreOffice_project/10$Build-2</meta:generator>
    <meta:document-statistic meta:table-count="1" meta:cell-count="336" meta:object-count="0"/>
  </office:meta>
</office:document-meta>
</file>